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5.5cm" svg:height="2cm" svg:x="14.7cm" svg:y="5.7cm">
          <text:p text:style-name="P1"><text:span text:style-name="T1">192.168.1.0/25</text:span><text:span text:style-name="T1">の</text:span></text:p>
          <text:p text:style-name="P1"><text:span text:style-name="T1">ルータ</text:span></text:p>
        </draw:rect>
        <draw:rect draw:style-name="gr1" draw:text-style-name="P2" draw:layer="layout" svg:width="5.5cm" svg:height="2cm" svg:x="2.6cm" svg:y="8.3cm">
          <text:p text:style-name="P1"><text:span text:style-name="T1">192.168.1.0/24</text:span><text:span text:style-name="T1">の</text:span></text:p>
          <text:p text:style-name="P1"><text:span text:style-name="T1">ルータ</text:span></text:p>
        </draw:rect>
        <draw:rect draw:style-name="gr1" draw:text-style-name="P2" draw:layer="layout" svg:width="5.5cm" svg:height="2cm" svg:x="14.9cm" svg:y="11.4cm">
          <text:p text:style-name="P1"><text:span text:style-name="T1">192.168.1.128/25</text:span><text:span text:style-name="T1">の</text:span></text:p>
          <text:p text:style-name="P1"><text:span text:style-name="T1">ルータ</text:span></text:p>
        </draw:rect>
        <draw:custom-shape draw:style-name="gr2" draw:text-style-name="P2" draw:layer="layout" svg:width="5cm" svg:height="1.5cm" svg:x="15.5cm" svg:y="3cm">
          <text:p text:style-name="P1"><text:span text:style-name="T1">デフォルトルートは</text:span></text:p>
          <text:p text:style-name="P1"><text:span text:style-name="T1">10.0.0.1/29</text:span></text:p>
          <draw:enhanced-geometry svg:viewBox="0 0 21600 21600" draw:text-areas="800 800 20800 20800" draw:type="round-rectangular-callout" draw:modifiers="1926.33473305339 36983.344437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7.8cm" svg:y1="9.36cm" svg:x2="14.8cm" svg:y2="6.66cm">
          <text:p/>
        </draw:line>
        <draw:line draw:style-name="gr3" draw:text-style-name="P1" draw:layer="layout" svg:x1="8cm" svg:y1="9.7cm" svg:x2="15cm" svg:y2="12.2cm">
          <text:p/>
        </draw:line>
        <draw:frame draw:style-name="gr4" draw:text-style-name="P3" draw:layer="layout" svg:width="2.987cm" svg:height="0.806cm" svg:x="6.7cm" svg:y="6.9cm">
          <draw:text-box>
            <text:p text:style-name="P3">10.0.0.1/29</text:p>
          </draw:text-box>
        </draw:frame>
        <draw:frame draw:style-name="gr4" draw:text-style-name="P3" draw:layer="layout" svg:width="2.987cm" svg:height="0.806cm" svg:x="11.501cm" svg:y="5.7cm">
          <draw:text-box>
            <text:p text:style-name="P3">10.0.0.2/29</text:p>
          </draw:text-box>
        </draw:frame>
        <draw:frame draw:style-name="gr4" draw:text-style-name="P3" draw:layer="layout" svg:width="2.987cm" svg:height="0.806cm" svg:x="11.601cm" svg:y="12.4cm">
          <draw:text-box>
            <text:p text:style-name="P3">10.0.0.3/29</text:p>
          </draw:text-box>
        </draw:frame>
        <draw:custom-shape draw:style-name="gr2" draw:text-style-name="P2" draw:layer="layout" svg:width="5cm" svg:height="1.5cm" svg:x="14.8cm" svg:y="14.5cm">
          <text:p text:style-name="P1"><text:span text:style-name="T1">デフォルトルートは</text:span></text:p>
          <text:p text:style-name="P1"><text:span text:style-name="T1">10.0.0.1/29</text:span></text:p>
          <draw:enhanced-geometry svg:viewBox="0 0 21600 21600" draw:text-areas="800 800 20800 20800" draw:mirror-vertical="false" draw:mirror-horizontal="false" draw:type="round-rectangular-callout" draw:modifiers="2785.84283143371 -12807.4616922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2" draw:layer="layout" svg:x1="4.5cm" svg:y1="8.2cm" svg:x2="2.5cm" svg:y2="3.7cm">
          <text:p/>
        </draw:line>
        <draw:frame draw:style-name="gr4" draw:text-style-name="P3" draw:layer="layout" svg:width="8.147cm" svg:height="1.798cm" svg:x="3.553cm" svg:y="2.643cm">
          <draw:text-box>
            <text:p text:style-name="P3">他のネットワークからは</text:p>
            <text:p text:style-name="P3">このネットワークは192.168.0.0/23に</text:p>
            <text:p text:style-name="P3">見えている</text:p>
          </draw:text-box>
        </draw:frame>
        <draw:custom-shape draw:style-name="gr2" draw:text-style-name="P2" draw:layer="layout" svg:width="7.5cm" svg:height="2.5cm" svg:x="2.4cm" svg:y="12cm">
          <text:p text:style-name="P2">192.168.1.0/25へは10.0.0.2/29</text:p>
          <text:p text:style-name="P2">192.168.1.128/25へは10.0.0.3/29</text:p>
          <draw:enhanced-geometry svg:viewBox="0 0 21600 21600" draw:text-areas="800 800 20800 20800" draw:type="round-rectangular-callout" draw:modifiers="4192.72097053726 -13568.012794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5.5cm" svg:height="2.5cm" svg:x="21.4cm" svg:y="5.6cm">
          <text:p text:style-name="P2">192.168.1.0/25</text:p>
        </draw:ellipse>
        <draw:ellipse draw:style-name="gr1" draw:text-style-name="P2" draw:layer="layout" svg:width="5.5cm" svg:height="2.5cm" svg:x="21.5cm" svg:y="11.1cm">
          <text:p text:style-name="P2">192.168.1.128/24</text:p>
        </draw:ellipse>
        <draw:line draw:style-name="gr5" draw:text-style-name="P2" draw:layer="layout" svg:x1="20.4cm" svg:y1="12.4cm" svg:x2="21.4cm" svg:y2="12.4cm">
          <text:p/>
        </draw:line>
        <draw:frame draw:style-name="gr4" draw:text-style-name="P5" draw:layer="layout" svg:width="5.218cm" svg:height="1.055cm" svg:x="12.887cm" svg:y="9cm">
          <draw:text-box>
            <text:p text:style-name="P4"><text:span text:style-name="T2">192.168.1.0/24</text:span></text:p>
          </draw:text-box>
        </draw:frame>
        <draw:frame draw:style-name="gr4" draw:text-style-name="P3" draw:layer="layout" svg:width="7.275cm" svg:height="1.361cm" svg:x="20cm" svg:y="8.5cm">
          <draw:text-box>
            <text:p text:style-name="P3">ネットワークアドレス192.168.1.0</text:p>
            <text:p text:style-name="P3">ホストアドレス数128個</text:p>
          </draw:text-box>
        </draw:frame>
        <draw:frame draw:style-name="gr4" draw:text-style-name="P3" draw:layer="layout" svg:width="7.826cm" svg:height="1.361cm" svg:x="20.625cm" svg:y="14.5cm">
          <draw:text-box>
            <text:p text:style-name="P3">ネットワークアドレス192.168.1.128</text:p>
            <text:p text:style-name="P3">ホストアドレス数128個</text:p>
          </draw:text-box>
        </draw:frame>
        <draw:line draw:style-name="gr5" draw:text-style-name="P2" draw:layer="layout" svg:x1="20.3cm" svg:y1="6.8cm" svg:x2="21.3cm" svg:y2="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4T21:26:46.15</meta:creation-date>
    <dc:date>2010-11-25T22:57:38.85</dc:date>
    <meta:editing-duration>PT14H10M25S</meta:editing-duration>
    <meta:editing-cycles>4</meta:editing-cycles>
    <meta:generator>OpenOffice.org/3.2$Win32 OpenOffice.org_project/320m18$Build-9502</meta:generator>
    <meta:document-statistic meta:object-count="20"/>
  </office:meta>
</office:document-meta>
</file>